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28in" style:rel-column-width="10436*"/>
    </style:style>
    <style:style style:name="Table1.B" style:family="table-column">
      <style:table-column-properties style:column-width="3.5139in" style:rel-column-width="33253*"/>
    </style:style>
    <style:style style:name="Table1.C" style:family="table-column">
      <style:table-column-properties style:column-width="2.3083in" style:rel-column-width="21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start" style:justify-single-word="false"/>
    </style:style>
    <style:style style:name="P9" style:family="paragraph" style:parent-style-name="Text_20_body" style:list-style-name="L1"/>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PG</text:h>
      <text:p text:style-name="P2">by Jonathan Gardner</text:p>
      <text:h text:style-name="P8" text:outline-level="1">Goals</text:h>
      <text:p text:style-name="P3">A web-based RPG using YUI3, Pylons, and AJAX.</text:p>
      <text:p text:style-name="P3">The RPG will be a more traditional MUD, with an interesting combat, magic, and social system.</text:p>
      <text:h text:style-name="Heading_20_1" text:outline-level="1">Data Structures</text:h>
      <text:h text:style-name="Heading_20_2" text:outline-level="2">Account</text:h>
      <text:p text:style-name="Text_20_body">Accounts have an email, a salt, and a password SHA1.</text:p>
      <text:h text:style-name="Heading_20_2" text:outline-level="2">MudObj</text:h>
      <text:p text:style-name="Text_20_body">A MudObj is any object that can be contained or that can contain other objects. We use a flat rather than a class-based approach. The attributes that are present determine the behavior.</text:p>
      <text:h text:style-name="Heading_20_3" text:outline-level="3">Rooms</text:h>
      <text:h text:style-name="Heading_20_4" text:outline-level="4">Outdoor Rooms</text:h>
      <text:p text:style-name="Text_20_body">Outdoor rooms exist naturally, or rather, don’t really exist at all. Each outdoor room is about 10,000 square feet -- 100’x100’.</text:p>
      <text:h text:style-name="Heading_20_4" text:outline-level="4">Indoor Rooms</text:h>
      <text:h text:style-name="Heading_20_4" text:outline-level="4">Underground Rooms</text:h>
      <text:h text:style-name="Heading_20_3" text:outline-level="3">Exits</text:h>
      <text:h text:style-name="Heading_20_3" text:outline-level="3">Items</text:h>
      <text:h text:style-name="Heading_20_3" text:outline-level="3">Mobs</text:h>
      <text:h text:style-name="Heading_20_2" text:outline-level="2">Skill</text:h>
      <text:p text:style-name="Text_20_body">MudObj * skill * experience level (float) * knowledge level (float)</text:p>
      <text:p text:style-name="Text_20_body">Mobs acquire skills with practice.</text:p>
      <text:p text:style-name="Text_20_body">If the knowledge level is higher than the experience level, then experience is quickly acquired. Otherwise, it is slowly acquired. Knowledge is never lower than experience.</text:p>
      <text:h text:style-name="Heading_20_2" text:outline-level="2"><text:soft-page-break/>Fact</text:h>
      <text:p text:style-name="Text_20_body">Something * Verb * Something</text:p>
      <text:p text:style-name="Text_20_body">Something may be a MudObj ID or a word.</text:p>
      <text:h text:style-name="Heading_20_2" text:outline-level="2">Knowledge</text:h>
      <text:p text:style-name="Text_20_body">MudObj * Fact * Impression Time * Impression Strength</text:p>
      <text:p text:style-name="Text_20_body">A knowledge links a fact to a MudObj. Knowledge fades over time, depending on the mental abilities of the subject and the impression depth.</text:p>
      <text:h text:style-name="Heading_20_1" text:outline-level="1">Attributes</text:h>
      <text:p text:style-name="Text_20_body">Mobs have attributes that determine how well they perform certain tasks. The exact level of the attributes is kept a secret. Instead, people can tell what innate attributes they have by observing them.</text:p>
      <text:p text:style-name="Text_20_body">Some of the attributes change over time. These are duly noted.</text:p>
      <table:table table:name="Table1" table:style-name="Table1">
        <table:table-column table:style-name="Table1.A"/>
        <table:table-column table:style-name="Table1.B"/>
        <table:table-column table:style-name="Table1.C"/>
        <table:table-row>
          <table:table-cell table:style-name="Table1.A1" office:value-type="string">
            <text:p text:style-name="P1">Attribute</text:p>
          </table:table-cell>
          <table:table-cell table:style-name="Table1.A1" office:value-type="string">
            <text:p text:style-name="P1">Description</text:p>
          </table:table-cell>
          <table:table-cell table:style-name="Table1.C1" office:value-type="string">
            <text:p text:style-name="P1">How it changes</text:p>
          </table:table-cell>
        </table:table-row>
        <table:table-row>
          <table:table-cell table:style-name="Table1.A2" office:value-type="string">
            <text:p text:style-name="Table_20_Contents">Strength</text:p>
          </table:table-cell>
          <table:table-cell table:style-name="Table1.A2" office:value-type="string">
            <text:p text:style-name="Table_20_Contents">Natural power.</text:p>
          </table:table-cell>
          <table:table-cell table:style-name="Table1.C2" office:value-type="string">
            <text:p text:style-name="Table_20_Contents">no change</text:p>
          </table:table-cell>
        </table:table-row>
        <table:table-row>
          <table:table-cell table:style-name="Table1.A2" office:value-type="string">
            <text:p text:style-name="Table_20_Contents">Endurance</text:p>
          </table:table-cell>
          <table:table-cell table:style-name="Table1.A2" office:value-type="string">
            <text:p text:style-name="Table_20_Contents">Natural ability to heal and endure physical strain</text:p>
          </table:table-cell>
          <table:table-cell table:style-name="Table1.C2" office:value-type="string">
            <text:p text:style-name="Table_20_Contents">no change</text:p>
          </table:table-cell>
        </table:table-row>
        <table:table-row>
          <table:table-cell table:style-name="Table1.A2" office:value-type="string">
            <text:p text:style-name="Table_20_Contents">Intelligence</text:p>
          </table:table-cell>
          <table:table-cell table:style-name="Table1.A2" office:value-type="string">
            <text:p text:style-name="Table_20_Contents">Natural ability to learn and communicate complicated ideas.</text:p>
          </table:table-cell>
          <table:table-cell table:style-name="Table1.C2" office:value-type="string">
            <text:p text:style-name="Table_20_Contents">no change</text:p>
          </table:table-cell>
        </table:table-row>
        <table:table-row>
          <table:table-cell table:style-name="Table1.A2" office:value-type="string">
            <text:p text:style-name="Table_20_Contents">Charisma</text:p>
          </table:table-cell>
          <table:table-cell table:style-name="Table1.A2" office:value-type="string">
            <text:p text:style-name="Table_20_Contents">Natural ability to lead people and interact favorably with them.</text:p>
          </table:table-cell>
          <table:table-cell table:style-name="Table1.C2" office:value-type="string">
            <text:p text:style-name="Table_20_Contents">no change</text:p>
          </table:table-cell>
        </table:table-row>
        <table:table-row>
          <table:table-cell table:style-name="Table1.A2" office:value-type="string">
            <text:p text:style-name="Table_20_Contents">Physique</text:p>
          </table:table-cell>
          <table:table-cell table:style-name="Table1.A2" office:value-type="string">
            <text:p text:style-name="Table_20_Contents">The current status of their fitness. Multiplies the natural strength and endurance of the character.</text:p>
          </table:table-cell>
          <table:table-cell table:style-name="Table1.C2" office:value-type="string">
            <text:p text:style-name="Table_20_Contents">Increases with physical exercise; diminishes with lack of exercise.</text:p>
          </table:table-cell>
        </table:table-row>
        <table:table-row>
          <table:table-cell table:style-name="Table1.A2" office:value-type="string">
            <text:p text:style-name="Table_20_Contents">Stress</text:p>
          </table:table-cell>
          <table:table-cell table:style-name="Table1.A2" office:value-type="string">
            <text:p text:style-name="Table_20_Contents">The current state of mind, relating to how much they are burdened by. High levels of stress diminish intelligence and charisma, but heighten strength and endurance.</text:p>
          </table:table-cell>
          <table:table-cell table:style-name="Table1.C2" office:value-type="string">
            <text:p text:style-name="Table_20_Contents">Depends on surroundings.</text:p>
          </table:table-cell>
        </table:table-row>
        <table:table-row>
          <table:table-cell table:style-name="Table1.A2" office:value-type="string">
            <text:p text:style-name="Table_20_Contents">Exhaustion</text:p>
          </table:table-cell>
          <table:table-cell table:style-name="Table1.A2" office:value-type="string">
            <text:p text:style-name="Table_20_Contents">Long-term exhaustion</text:p>
          </table:table-cell>
          <table:table-cell table:style-name="Table1.C2" office:value-type="string">
            <text:p text:style-name="Table_20_Contents">Restores with rest, food and drink. Depletes with work.</text:p>
          </table:table-cell>
        </table:table-row>
        <table:table-row>
          <table:table-cell table:style-name="Table1.A2" office:value-type="string">
            <text:p text:style-name="Table_20_Contents">Breath</text:p>
          </table:table-cell>
          <table:table-cell table:style-name="Table1.A2" office:value-type="string">
            <text:p text:style-name="Table_20_Contents">Short-term exhaustion</text:p>
          </table:table-cell>
          <table:table-cell table:style-name="Table1.C2" office:value-type="string">
            <text:p text:style-name="Table_20_Contents">Restores rapidly with rest. Depletes with intense work.</text:p>
          </table:table-cell>
        </table:table-row>
        <table:table-row>
          <table:table-cell table:style-name="Table1.A2" office:value-type="string">
            <text:p text:style-name="Table_20_Contents">Blood</text:p>
          </table:table-cell>
          <table:table-cell table:style-name="Table1.A2" office:value-type="string">
            <text:p text:style-name="Table_20_Contents">How much blood is left in the body. Lack of blood has a generally bad effect.</text:p>
          </table:table-cell>
          <table:table-cell table:style-name="Table1.C2" office:value-type="string">
            <text:p text:style-name="Table_20_Contents">Depends on wounds. Gradually restores.</text:p>
          </table:table-cell>
        </table:table-row>
        <table:table-row>
          <table:table-cell table:style-name="Table1.A2" office:value-type="string">
            <text:p text:style-name="Table_20_Contents">Consciousness</text:p>
          </table:table-cell>
          <table:table-cell table:style-name="Table1.A2" office:value-type="string">
            <text:p text:style-name="Table_20_Contents">How alert the subject is. Lack of consciousness means they are not connected to reality.</text:p>
          </table:table-cell>
          <table:table-cell table:style-name="Table1.C2" office:value-type="string">
            <text:p text:style-name="Table_20_Contents">Depends on wounds, exhaustion, stress and breath. Gradually restores with rest.</text:p>
          </table:table-cell>
        </table:table-row>
        <table:table-row>
          <table:table-cell table:style-name="Table1.A2" office:value-type="string">
            <text:p text:style-name="Table_20_Contents">Hunger</text:p>
          </table:table-cell>
          <table:table-cell table:style-name="Table1.A2" office:value-type="string">
            <text:p text:style-name="Table_20_Contents">How hungry the subject is. High hunger levels cause stress and drain exhaustion and breath.</text:p>
          </table:table-cell>
          <table:table-cell table:style-name="Table1.C2" office:value-type="string">
            <text:p text:style-name="Table_20_Contents">Eating restores hunger. Time and work diminishes it.</text:p>
          </table:table-cell>
        </table:table-row>
        <table:table-row>
          <table:table-cell table:style-name="Table1.A2" office:value-type="string">
            <text:p text:style-name="Table_20_Contents">Thirst</text:p>
          </table:table-cell>
          <table:table-cell table:style-name="Table1.A2" office:value-type="string">
            <text:p text:style-name="Table_20_Contents">How thirsty the subject is. High thirst means stress, exhaustion, and breath effects. Very high thirst <text:soft-page-break/>affects consciousness.</text:p>
          </table:table-cell>
          <table:table-cell table:style-name="Table1.C2" office:value-type="string">
            <text:p text:style-name="Table_20_Contents">Drinking water restores it. Time and work diminish it. Loss of <text:soft-page-break/>blood exaggerates it.</text:p>
          </table:table-cell>
        </table:table-row>
        <table:table-row>
          <table:table-cell table:style-name="Table1.A2" office:value-type="string">
            <text:p text:style-name="Table_20_Contents">Balance</text:p>
          </table:table-cell>
          <table:table-cell table:style-name="Table1.A2" office:value-type="string">
            <text:p text:style-name="Table_20_Contents">How well-balanced the subject is. Limited balance means actions are limited and the subject exerts himself to stay standing. Falling down is usually bad.</text:p>
          </table:table-cell>
          <table:table-cell table:style-name="Table1.C2" office:value-type="string">
            <text:p text:style-name="Table_20_Contents">Restores very rapidly, provided consciousness is high and the subject stops moving or being interfered with.</text:p>
          </table:table-cell>
        </table:table-row>
        <table:table-row>
          <table:table-cell table:style-name="Table1.A2" office:value-type="string">
            <text:p text:style-name="Table_20_Contents">Sleepiness</text:p>
          </table:table-cell>
          <table:table-cell table:style-name="Table1.A2" office:value-type="string">
            <text:p text:style-name="Table_20_Contents">How sleepy the subject is. High sleepiness means a whole lot of bad things happen.</text:p>
          </table:table-cell>
          <table:table-cell table:style-name="Table1.C2" office:value-type="string">
            <text:p text:style-name="Table_20_Contents">Restored with sleep, and a limited amount with rest. Deep, REM sleep is most beneficial.</text:p>
          </table:table-cell>
        </table:table-row>
        <table:table-row>
          <table:table-cell table:style-name="Table1.A2" office:value-type="string">
            <text:p text:style-name="Table_20_Contents">Cleanliness</text:p>
          </table:table-cell>
          <table:table-cell table:style-name="Table1.A2" office:value-type="string">
            <text:p text:style-name="Table_20_Contents">How clean the subject is. Dirtiness hinders charisma (usually) and may also encourage disease.</text:p>
          </table:table-cell>
          <table:table-cell table:style-name="Table1.C2" office:value-type="string">
            <text:p text:style-name="Table_20_Contents"/>
          </table:table-cell>
        </table:table-row>
      </table:table>
      <text:p text:style-name="Text_20_body"/>
      <text:h text:style-name="Heading_20_1" text:outline-level="1">Feats</text:h>
      <text:p text:style-name="Text_20_body">Oftentimes, the mob is called upon to perform a feat. This could be anything from staying upright, to attacking and opponent, to convincing someone to follow you.</text:p>
      <text:p text:style-name="Text_20_body">Feats are directly related by chance and by the current state of the character. Skills also enter into the calculations.</text:p>
      <text:h text:style-name="Heading_20_1" text:outline-level="1">Mood</text:h>
      <text:p text:style-name="Text_20_body">Mobs suffer from moods. The moods range along the following axis:</text:p>
      <text:list xml:id="list734051452" text:style-name="L1">
        <text:list-item>
          <text:p text:style-name="P9"><text:span text:style-name="T1">depression – anxiety:</text:span> Going too far to an extreme towards anxiety leads to a very chipper spirit, and eagerness to do things. In the middle the mob is calm and composed. On the other end towards depression they are down and don’t have a drive to do much.</text:p>
        </text:list-item>
        <text:list-item>
          <text:p text:style-name="P10">anger-kindness: <text:span text:style-name="T2">On the anger end, the mob is boiling with rage and ready to kill or destroy. On the kindness end, the mob is calm as the pacific and ready to help and build.</text:span></text:p>
        </text:list-item>
        <text:list-item>
          <text:p text:style-name="P11">Happiness-sadness: When happy, the character is getting the things they truly want; sadness reflects they have lost something they love.</text:p>
        </text:list-item>
        <text:list-item>
          <text:p text:style-name="P11">Pleasure-pain: </text:p>
        </text:list-item>
      </text:list>
      <text:p text:style-name="P4">Various things affect the mood of the character. Food, especially blood sugar levels, affect depression and anxiety.</text:p>
      <text:p text:style-name="P4">Universal principles such as justice and mercy affect the moods dearly.</text:p>
      <text:h text:style-name="Heading_20_1" text:outline-level="1">Relationships</text:h>
      <text:p text:style-name="Text_20_body">Mobs build relationships between individuals and organizations. They may have the following opinions of the person or group:</text:p>
      <text:list xml:id="list1200928323" text:style-name="L2">
        <text:list-item>
          <text:p text:style-name="P12">Trust: They believe the individual or group when they speak.</text:p>
        </text:list-item>
        <text:list-item>
          <text:p text:style-name="P12">Anger: They want to hurt the individual or group.</text:p>
        </text:list-item>
        <text:list-item>
          <text:p text:style-name="P12">Loyalty: They feel like they owe their loyalty to the individual or group.</text:p>
        </text:list-item>
        <text:list-item>
          <text:p text:style-name="P12"><text:soft-page-break/>Pity: They take pity on the individual or group.</text:p>
        </text:list-item>
      </text:list>
      <text:p text:style-name="Text_20_body">It is quite possible to be conflicted. For instance, you can trust someone you are angry with. You can have no trust for someone you are not angry at in the slightest.</text:p>
      <text:h text:style-name="Heading_20_1" text:outline-level="1">Food</text:h>
      <text:p text:style-name="Text_20_body">Hunger and thirst are the two core attributes that determine the character’s current state.</text:p>
      <text:p text:style-name="Text_20_body">I’d like to build a nutrition model based on the varieties of foods. I’d also like to model the various eating-related diseases, such as insulin resistance and heart disease.</text:p>
      <text:p text:style-name="Text_20_body">Food has a definite effect on the mood. Eating good, tasty food bolsters the spirits, while eating bad, rotten or poorly tasting food lowers the spirits.</text:p>
      <text:h text:style-name="Heading_20_1" text:outline-level="1">AI</text:h>
      <text:p text:style-name="Text_20_body">The AI follows the general rule: make my mood happy.</text:p>
      <text:p text:style-name="Text_20_body">The AI seeks to gain happiness by first meeting the mobs needs: food, water, shelter, and security. In order to obtain the above, various methods are employed, depending on the personality of the mob. One personality will try to build wealth, acquire property, turn the property into a profit. The other will seek to obtain the things they need by extortion or force.</text:p>
      <text:h text:style-name="Heading_20_1" text:outline-level="1">Combat</text:h>
      <text:p text:style-name="Text_20_body">I don’t know how to handle this yet. These are the constraints:</text:p>
      <text:list xml:id="list1032946165" text:style-name="L3">
        <text:list-item>
          <text:p text:style-name="P13">Wrestling and boxing are an important part, even in armed combat.</text:p>
        </text:list-item>
        <text:list-item>
          <text:p text:style-name="P13">What happens when you have 2-1 or 3-1? Beyond that, you really can’t have 4 or more people going after the same person.</text:p>
        </text:list-item>
        <text:list-item>
          <text:p text:style-name="P13">Tactics. A group of fighters needs someone to coordinate the movements. They give the lion’s share of the tactical bonus. However, everyone in the battle needs to be tactically aware as well, and these additional bonuses can make a group of weaklings a force to be reckoned with.</text:p>
        </text:list-item>
        <text:list-item>
          <text:p text:style-name="P13">Dodge / deflect / armor / absorb. When dealing damage, first the target tries to dodge the attack. Failing that, they will try to deflect it, either with their weapon, shield, or even by positioning themselves so that the hit will not land cleanly. The armor that they were absorbs the damage, but different armor behaves differently. Finally, the damage remaining is absorbed by the body.</text:p>
        </text:list-item>
        <text:list-item>
          <text:p text:style-name="P13">Damage: Damage should be recorded in type and location. Note that most damage occurs not from the initial wound, but from the bleeding out of the wound. Stopping the bleeding is the primary concern, followed by letting the injury rest so it doesn’t re-open. As damage sets in, the effectiveness of the team member decreases until he can’t do more than bark orders.</text:p>
        </text:list-item>
        <text:list-item>
          <text:p text:style-name="P13">Wielding: Rather than a mob sticking to their wielded weapons, the mob should have a variety of weapons available to them. They will pick the one they are most comfortable using for the task at hand, and use that. You can set rules to not use a specific weapon (so as to prevent damage to the weapon, or preserving ammo or charges), but mobs will resort to picking up dropped equipment if it is more feasible.</text:p>
        </text:list-item>
        <text:list-item>
          <text:p text:style-name="P13">Weapon v. Weapon considerations: The type of weapon is important. This affects whether the <text:soft-page-break/>attacker can get close enough to the target, whether the attack can be deflected effectively, etc...</text:p>
        </text:list-item>
        <text:list-item>
          <text:p text:style-name="P13">Weapon combinations: A bunch of infantry men armed with spears and working together get a special bonus. If you create line with the front having close-range weapons such as daggers or short swords, and the rear with spears and polearms, then you also get a bonus.</text:p>
        </text:list-item>
        <text:list-item>
          <text:p text:style-name="P13">Morale: Creatures tend not to fight losing battles, unless they are irrational. The same goes for your characters. Most fights do not end in death, but in one side yielding to the other.</text:p>
        </text:list-item>
      </text:list>
      <text:p text:style-name="Text_20_body">I want to draw your attention to Sam’s fight with the spider in <text:span text:style-name="T3">Return of the King</text:span><text:span text:style-name="T4">. Note how the spider had a specific attack pattern, and the spider wasn’t trying to kill Sam. Sam’s morale was low at first---</text:span><text:span text:style-name="T4">the spider was scary, and he knew nothing about fighting spiders, let alone fighting with a sword (this was the first real combat experience.) However, Sam knew he was the only thing protecting Frodo, and losing to the spider would mean certain death, so he doubled down, half-heartedly at first but later with more aggressiveness as he overcame his fears and realized how to hurt the spider.</text:span></text:p>
      <text:p text:style-name="P5">The vial of light that Sam used to keep the spider under control put Sam at a distinct advantage in the beginning. We don’t think of things like this as a weapon, and we don’t think too hard about creating interesting creatures with special weaknesses. The spider saw an opportunity to eliminate the vial and did so.</text:p>
      <text:p text:style-name="P5">Sam’s weapon kept getting knocked out of his hand. The spider knew that swords were bad news, but felt confident because she could effectively keep Sam disarmed. Besides, the best hope for the spider was to subdue Sam, or maybe kill him.</text:p>
      <text:p text:style-name="P5">Sam maneuvered to retrieve the sword since that was his best hope. He ignored the light, but took an opportunity to recover it when it arose. He even resorted to kicking the spider at one point.</text:p>
      <text:p text:style-name="P5">As the fight progressed, Sam learned more about using a sword and fighting a giant spider, and eventually he learned how to effectively dodge the stinger while getting in an ideal position for an abdomen shot. The spider was not learning more about fighting humanoids like Sam; she had already had a significant body of experience, so advancements were not being made. Besides, she was significantly less intelligent than Sam, so she didn’t learn as she went along.</text:p>
      <text:p text:style-name="P5">The spider, realizing that it no longer had an advantage, and was at good risk of getting killed, retreated. Sam, whose intent was never to kill the spider, but simply to protect Frodo, did not pursue and didn’t take unnecessary risks to get the kill.</text:p>
      <text:p text:style-name="P5">I believe we can build a system that takes all of this into account.</text:p>
      <text:p text:style-name="Text_20_body"><text:span text:style-name="T4">Storytelling: Fights are supposed to be </text:span><text:span text:style-name="T5">emotional</text:span><text:span text:style-name="T6">, not just physical. Think of the emotional ebb and flow of battle, and rely on that more than random rolls of the dice. Think of why the creatures are fighting, what they have to gain and lose.</text:span></text:p>
      <text:p text:style-name="P6">Dungeon crawlers shouldn’t be chess games, or worse, random words and numbers. Every encounter is a potential story. Remember what the fellowship did in the Mines of Moria. Did they attempt to kill the squid creature? No, they merely wanted to escape. Did they try to kill the orcs, the cave trolls, or the goblins and Balrog? No, they merely wanted to escape. They acted to protect Frodo above all others, and at the same time obtain a means of escape. That’s a story. That’s real conflict: the goblins and orcs want to kill humanoids, the Balrog was on a rampage after millenia of imprisonment, and the others simply wanted to get out.,</text:p>
      <text:h text:style-name="Heading_20_1" text:outline-level="1">Location</text:h>
      <text:p text:style-name="Text_20_body">I want to build a limitless universe, something like what Dwarf Fortress and Minecraft have. These <text:soft-page-break/>systems depend, I believe, on a vast array of data that details every brick at every integer cartesian coordinate. The problem is that the number of bricks expand to the third power of the radius. That means you could only create a universe that spans the third root of the amount of memory you have.</text:p>
      <text:p text:style-name="Text_20_body">Practical values:</text:p>
      <text:p text:style-name="Text_20_body"><draw:frame draw:style-name="fr1" draw:name="Object1" text:anchor-type="as-char" svg:width="1.361in" svg:height="0.2075in" draw:z-index="0"><draw:object xlink:href="./Object 1" xlink:type="simple" xlink:show="embed" xlink:actuate="onLoad"/><draw:image xlink:href="./ObjectReplacements/Object 1" xlink:type="simple" xlink:show="embed" xlink:actuate="onLoad"/></draw:frame></text:p>
      <text:p text:style-name="Text_20_body">If we run with 100m x 100m x 100m = 1,000,000 m3 or 0.001 km3 for a brick, that gives us 1,000 bricks per cubic km.</text:p>
      <text:p text:style-name="Text_20_body">The earth with 20km of vertical (500 million km2 x 20 km vertical) is 10 billion km3.</text:p>
      <text:p text:style-name="Text_20_body">That’s 10 trillion bricks, stored in 10 trillion bytes at about 10 TB of data.</text:p>
      <text:p text:style-name="Text_20_body">This is manageable.</text:p>
      <text:p text:style-name="Text_20_body">The earth would need to be broken down into independent regions of manageable size. Each region should be large enough that nothing within the region affects other regions, except for a small area around the edges. Each region would be 20 km high, with sea level being at the 10km point.</text:p>
      <text:p text:style-name="Text_20_body">What would we store in that single byte?</text:p>
      <text:list xml:id="list1315218669" text:style-name="L4">
        <text:list-item>
          <text:p text:style-name="P14">Rock type. 0 = air, 1 = water, 2 = salt water, etc... There are less than 100 rock types in Dwarf Fortress, which means we could use 6 bits to give us 64 different rock types. Using 7 bits will give us 128 types, and the full byte will give us 256.</text:p>
        </text:list-item>
        <text:list-item>
          <text:p text:style-name="P14">Direction of liquid flow? Or can this be easily calculated based on the surroundings?</text:p>
        </text:list-item>
        <text:list-item>
          <text:p text:style-name="P14">Pressure, density?</text:p>
        </text:list-item>
      </text:list>
      <text:h text:style-name="Heading_20_2" text:outline-level="2">Size of a Brick</text:h>
      <text:p text:style-name="Text_20_body">Thinking more about this, I want a brick to be roughly man sized. That means it has to be about 3m x 1m x 1m = 3m<text:span text:style-name="T7">3</text:span>. I’m basing this off of the following observations:</text:p>
      <text:list xml:id="list1198029057" text:style-name="L5">
        <text:list-item>
          <text:p text:style-name="P15">One level up or down should represent moving up or down one story, or about 50% more than the height of a man.</text:p>
        </text:list-item>
        <text:list-item>
          <text:p text:style-name="P15">Movement left or right should be moving a tile left or right, with a tile being about the area a standing man occupies.</text:p>
        </text:list-item>
      </text:list>
      <text:p text:style-name="Text_20_body">Of course, this assumes that the principle actors in the game are about man-sized. If they were hobbit sized (roughly, half the height of a man), then we would halve each of the measurements. If they were larger, then we would extend each of the measurements by the appropriate factor.</text:p>
      <text:p text:style-name="Text_20_body">To resolve this, we have a couple of options:</text:p>
      <text:list xml:id="list903598718" text:style-name="L6">
        <text:list-item>
          <text:p text:style-name="P16">Disallow objects smaller than a man, or make them behave as if they were much larger. This would mean you don’t have stacking, which doesn’t make sense. You should be able to put hundreds of potions in a man-sized box.</text:p>
        </text:list-item>
        <text:list-item>
          <text:p text:style-name="P16">Use smaller units.</text:p>
        </text:list-item>
        <text:list-item>
          <text:p text:style-name="P16">Allow stacking so that you can have eight hobbits piled into a man-sized cell.</text:p>
        </text:list-item>
      </text:list>
      <text:p text:style-name="Text_20_body">I am leaning towards the following rules:</text:p>
      <text:list xml:id="list1167144833" text:style-name="L7">
        <text:list-item>
          <text:p text:style-name="P17">One unit is 1 cubic meter.</text:p>
          <text:list>
            <text:list-item>
              <text:p text:style-name="P17"><text:soft-page-break/><text:s/>A man takes about 2 cubic units stacked on top of each other.</text:p>
            </text:list-item>
            <text:list-item>
              <text:p text:style-name="P17"><text:s/>3-4 units tall makes a story in a building.</text:p>
            </text:list-item>
            <text:list-item>
              <text:p text:style-name="P17">1 unit of area is about what a standing man takes up.</text:p>
            </text:list-item>
          </text:list>
        </text:list-item>
        <text:list-item>
          <text:p text:style-name="P17">Allow stacking.</text:p>
          <text:list>
            <text:list-item>
              <text:p text:style-name="P17">Multiple objects can be positioned at the same spot.</text:p>
            </text:list-item>
            <text:list-item>
              <text:p text:style-name="P17">The total size (length, area, volume) should not exceed the volume of the unit. This is barring any magical properties, such as objects that can co-exist at the same space.</text:p>
            </text:list-item>
          </text:list>
        </text:list-item>
      </text:list>
      <text:h text:style-name="Heading_20_2" text:outline-level="2">Size of an Area</text:h>
      <text:p text:style-name="Text_20_body">Areas are atomic in terms of processing.</text:p>
      <text:p text:style-name="Text_20_body">The rules for how big an area has to be:</text:p>
      <text:list xml:id="list694058097" text:style-name="L8">
        <text:list-item>
          <text:p text:style-name="P18">In general, actions in one area don’t affect non-contiguous areas.</text:p>
        </text:list-item>
        <text:list-item>
          <text:p text:style-name="P18">All the areas of the mud should be able to reside in memory all at once, along with the objects.</text:p>
        </text:list-item>
        <text:list-item>
          <text:p text:style-name="P18">Iterating across all the objects or bricks in an area should be pretty fast.</text:p>
        </text:list-item>
      </text:list>
      <text:p text:style-name="Text_20_body">I am leaning towards 100m being the radius of an area. If this is the measurement we use, then that means there are 1,000,000 units in an area.</text:p>
      <text:h text:style-name="Heading_20_2" text:outline-level="2">Size of a Room</text:h>
      <text:p text:style-name="Text_20_body">A room is the general concept of things that are immediately accessible, close to one another.</text:p>
      <text:p text:style-name="Text_20_body">This is about 10m x 10m.</text:p>
      <text:p text:style-name="Text_20_body">Outdoors, the natural size of a room is 10m x 10m in area, but 5m high. Beyond 5m, reaching things is really, really difficult.</text:p>
      <text:p text:style-name="Text_20_body">Each “room” has its own terrain in the real world, at least on the surface. It has an elevation as well.</text:p>
      <text:h text:style-name="Heading_20_1" text:outline-level="1">Visibilit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erif1"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4T02:13:10</meta:creation-date>
    <meta:generator>LibreOffice/3.3$Unix LibreOffice_project/330m19$Build-202</meta:generator>
    <dc:date>2011-06-10T00:58:06</dc:date>
    <meta:editing-duration>P1DT12H43M46S</meta:editing-duration>
    <meta:editing-cycles>5</meta:editing-cycles>
    <meta:document-statistic meta:table-count="1" meta:image-count="0" meta:object-count="1" meta:page-count="7" meta:paragraph-count="166" meta:word-count="2684" meta:character-count="15139"/>
  </office:meta>
</office:document-meta>
</file>

<file path=Object 1/content.xml><?xml version="1.0" encoding="utf-8"?>
<math xmlns="http://www.w3.org/1998/Math/MathML">
  <semantics>
    <mrow>
      <mrow>
        <mi>M</mi>
        <mo stretchy="false">=</mo>
        <msup>
          <mn>8r</mn>
          <mn>3</mn>
        </msup>
      </mrow>
      <mrow>
        <mi mathvariant="italic">bytes</mi>
        <mo stretchy="false">/</mo>
        <mi mathvariant="italic">brick</mi>
      </mrow>
    </mrow>
    <annotation encoding="StarMath 5.0">M = 8r ^3 bytes / brick</annotation>
  </semantics>
</math>
</file>